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24.27mm"/>
    </style:style>
    <style:style style:name="co3" style:family="table-column">
      <style:table-column-properties fo:break-before="auto" style:column-width="27.23mm"/>
    </style:style>
    <style:style style:name="co4" style:family="table-column">
      <style:table-column-properties fo:break-before="auto" style:column-width="26.25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30.94mm"/>
    </style:style>
    <style:style style:name="co7" style:family="table-column">
      <style:table-column-properties fo:break-before="auto" style:column-width="22.52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9.81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162.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96mm"/>
    </style:style>
    <style:style style:name="co14" style:family="table-column">
      <style:table-column-properties fo:break-before="auto" style:column-width="189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P32 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7" office:value-type="string" calcext:value-type="string">
            <text:p>Subsystem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Bus</text:p>
          </table:table-cell>
          <table:table-cell table:style-name="ce7" office:value-type="string" calcext:value-type="string">
            <text:p>Peripheral</text:p>
          </table:table-cell>
          <table:table-cell table:style-name="ce7" office:value-type="string" calcext:value-type="string">
            <text:p>TR20 Signal</text:p>
          </table:table-cell>
          <table:table-cell table:style-name="ce7" office:value-type="string" calcext:value-type="string">
            <text:p>ESP32 Signal</text:p>
          </table:table-cell>
          <table:table-cell table:style-name="ce7" office:value-type="string" calcext:value-type="string">
            <text:p>ESP32 Mux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WROVER</text:p>
          </table:table-cell>
          <table:table-cell table:style-name="ce7" office:value-type="string" calcext:value-type="string">
            <text:p>Dir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8" office:value-type="string" calcext:value-type="string">
            <text:p>External memory bus</text:p>
          </table:table-cell>
          <table:table-cell table:style-name="ce8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015"/>
          <table:table-cell table:style-name="ce10"/>
        </table:table-row>
        <table:table-row table:style-name="ro1">
          <table:table-cell table:style-name="ce8" table:number-columns-repeated="2"/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I0</text:p>
          </table:table-cell>
          <table:table-cell table:style-name="ce8" office:value-type="string" calcext:value-type="string">
            <text:p>nc</text:p>
          </table:table-cell>
          <table:table-cell table:style-name="ce8"/>
          <table:table-cell table:style-name="ce10" office:value-type="string" calcext:value-type="string">
            <text:p>IO_MUX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1015"/>
          <table:table-cell table:style-name="ce10"/>
        </table:table-row>
        <table:table-row table:style-name="ro1" table:number-rows-repeated="2">
          <table:table-cell table:style-name="ce9" table:number-columns-repeated="8"/>
          <table:table-cell/>
          <table:table-cell table:style-name="ce9" table:number-columns-repeated="1014"/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 office:value-type="string" calcext:value-type="string">
            <text:p>GDEH029A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office:value-type="float" office:value="23" calcext:value-type="float">
            <text:p>23</text:p>
          </table:table-cell>
          <table:table-cell table:formula="of:=INDEX([.$D$55:.$D$78];MATCH([.H10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3 (VSPI)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office:value-type="float" office:value="18" calcext:value-type="float">
            <text:p>18</text:p>
          </table:table-cell>
          <table:table-cell table:formula="of:=INDEX([.$D$55:.$D$78];MATCH([.H11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?</text:p>
          </table:table-cell>
          <table:table-cell office:value-type="string" calcext:value-type="string">
            <text:p>!DISP_CS</text:p>
          </table:table-cell>
          <table:table-cell office:value-type="string" calcext:value-type="string">
            <text:p>VSPICS0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19" calcext:value-type="float">
            <text:p>19</text:p>
          </table:table-cell>
          <table:table-cell table:formula="of:=INDEX([.$D$55:.$D$78];MATCH([.H12];[.$A$55:.$A$78]))" office:value-type="float" office:value="31" calcext:value-type="float">
            <text:p>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ooks like we’re driving this manually in the display driver, not using the SPI peripheral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C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7" calcext:value-type="float">
            <text:p>27</text:p>
          </table:table-cell>
          <table:table-cell table:formula="of:=INDEX([.$D$55:.$D$78];MATCH([.H13];[.$A$55:.$A$78]))"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DISP_BUSY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13" calcext:value-type="float">
            <text:p>13</text:p>
          </table:table-cell>
          <table:table-cell table:formula="of:=INDEX([.$D$55:.$D$78];MATCH([.H14];[.$A$55:.$A$78]))"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!DISP_RESE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table:formula="of:=INDEX([.$D$55:.$D$78];MATCH([.H15];[.$A$55:.$A$78]))"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!RES reset line on displa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IQS550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EXT0_SDA</text:p>
          </table:table-cell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17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EXT0_SCL</text:p>
          </table:table-cell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18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IQ_INT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36" calcext:value-type="float">
            <text:p>36</text:p>
          </table:table-cell>
          <table:table-cell table:formula="of:=INDEX([.$D$55:.$D$78];MATCH([.H19];[.$A$55:.$A$78]))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p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tty Add-On</text:p>
          </table:table-cell>
          <table:table-cell/>
          <table:table-cell office:value-type="string" calcext:value-type="string">
            <text:p>I2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ystick / Buttons</text:p>
          </table:table-cell>
          <table:table-cell office:value-type="string" calcext:value-type="string">
            <text:p>PCA9555</text:p>
          </table:table-cell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4" calcext:value-type="float">
            <text:p>4</text:p>
          </table:table-cell>
          <table:table-cell table:formula="of:=INDEX([.$D$55:.$D$78];MATCH([.H25];[.$A$55:.$A$78]))"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2C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5" calcext:value-type="float">
            <text:p>5</text:p>
          </table:table-cell>
          <table:table-cell table:formula="of:=INDEX([.$D$55:.$D$78];MATCH([.H26];[.$A$55:.$A$78]))"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GPIO</text:p>
          </table:table-cell>
          <table:table-cell office:value-type="string" calcext:value-type="string">
            <text:p>BTN_INT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39" calcext:value-type="float">
            <text:p>39</text:p>
          </table:table-cell>
          <table:table-cell table:formula="of:=INDEX([.$D$55:.$D$78];MATCH([.H27];[.$A$55:.$A$78]))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B-serial</text:p>
          </table:table-cell>
          <table:table-cell office:value-type="string" calcext:value-type="string">
            <text:p>CP2102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IO_MUX</text:p>
          </table:table-cell>
          <table:table-cell office:value-type="float" office:value="1" calcext:value-type="float">
            <text:p>1</text:p>
          </table:table-cell>
          <table:table-cell table:formula="of:=INDEX([.$D$55:.$D$78];MATCH([.H29];[.$A$55:.$A$78]))" office:value-type="float" office:value="35" calcext:value-type="float">
            <text:p>35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UART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IO_MUX</text:p>
          </table:table-cell>
          <table:table-cell office:value-type="float" office:value="3" calcext:value-type="float">
            <text:p>3</text:p>
          </table:table-cell>
          <table:table-cell table:formula="of:=INDEX([.$D$55:.$D$78];MATCH([.H30];[.$A$55:.$A$78]))"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</text:p>
          </table:table-cell>
          <table:table-cell office:value-type="string" calcext:value-type="string">
            <text:p>PCM5100A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D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25" calcext:value-type="float">
            <text:p>25</text:p>
          </table:table-cell>
          <table:table-cell table:formula="of:=INDEX([.$D$55:.$D$78];MATCH([.H32];[.$A$55:.$A$78]))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ny pin can be used, but let’s use 25 and 26 because they are the DAC1,2 outputs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SCK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26" calcext:value-type="float">
            <text:p>26</text:p>
          </table:table-cell>
          <table:table-cell table:formula="of:=INDEX([.$D$55:.$D$78];MATCH([.H33];[.$A$55:.$A$78]))" office:value-type="float" office:value="11" calcext:value-type="float">
            <text:p>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o we have the option of switching to internal DAC later…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I2S</text:p>
          </table:table-cell>
          <table:table-cell office:value-type="string" calcext:value-type="string">
            <text:p>I2S0</text:p>
          </table:table-cell>
          <table:table-cell office:value-type="string" calcext:value-type="string">
            <text:p>I2S_WS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12" calcext:value-type="float">
            <text:p>12</text:p>
          </table:table-cell>
          <table:table-cell table:formula="of:=INDEX([.$D$55:.$D$78];MATCH([.H34];[.$A$55:.$A$78]))" office:value-type="float" office:value="14" calcext:value-type="float">
            <text:p>14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C120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VSPID</text:p>
          </table:table-cell>
          <table:table-cell office:value-type="string" calcext:value-type="string">
            <text:p>IO_MUX</text:p>
          </table:table-cell>
          <table:table-cell table:style-name="ce11" office:value-type="float" office:value="23" calcext:value-type="float">
            <text:p>23</text:p>
          </table:table-cell>
          <table:table-cell table:formula="of:=INDEX([.$D$55:.$D$78];MATCH([.H36];[.$A$55:.$A$78]))" office:value-type="float" office:value="37" calcext:value-type="float">
            <text:p>3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necting to the same SPI bus as the display, so we have enough pins free for SD ca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VSPIQ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35" calcext:value-type="float">
            <text:p>35</text:p>
          </table:table-cell>
          <table:table-cell table:formula="of:=INDEX([.$D$55:.$D$78];MATCH([.H37];[.$A$55:.$A$78]))"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IO_MUX</text:p>
          </table:table-cell>
          <table:table-cell table:style-name="ce11" office:value-type="float" office:value="18" calcext:value-type="float">
            <text:p>18</text:p>
          </table:table-cell>
          <table:table-cell table:formula="of:=INDEX([.$D$55:.$D$78];MATCH([.H38];[.$A$55:.$A$78]))" office:value-type="float" office:value="30" calcext:value-type="float">
            <text:p>30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 office:value-type="string" calcext:value-type="string">
            <text:p>!CC_CS</text:p>
          </table:table-cell>
          <table:table-cell office:value-type="string" calcext:value-type="string">
            <text:p>VSPICS1</text:p>
          </table:table-cell>
          <table:table-cell office:value-type="string" calcext:value-type="string">
            <text:p>GPIO</text:p>
          </table:table-cell>
          <table:table-cell table:style-name="ce11" office:value-type="float" office:value="21" calcext:value-type="float">
            <text:p>21</text:p>
          </table:table-cell>
          <table:table-cell table:formula="of:=INDEX([.$D$55:.$D$78];MATCH([.H39];[.$A$55:.$A$78]))" office:value-type="float" office:value="33" calcext:value-type="float">
            <text:p>3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C_INT</text:p>
          </table:table-cell>
          <table:table-cell/>
          <table:table-cell office:value-type="string" calcext:value-type="string">
            <text:p>GPIO</text:p>
          </table:table-cell>
          <table:table-cell table:style-name="ce11" office:value-type="float" office:value="34" calcext:value-type="float">
            <text:p>34</text:p>
          </table:table-cell>
          <table:table-cell table:formula="of:=INDEX([.$D$55:.$D$78];MATCH([.H40];[.$A$55:.$A$78]))"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 card</text:p>
          </table:table-cell>
          <table:table-cell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SD_DATA0</text:p>
          </table:table-cell>
          <table:table-cell office:value-type="string" calcext:value-type="string">
            <text:p>IO_MUX</text:p>
          </table:table-cell>
          <table:table-cell office:value-type="float" office:value="2" calcext:value-type="float">
            <text:p>2</text:p>
          </table:table-cell>
          <table:table-cell table:formula="of:=INDEX([.$D$55:.$D$78];MATCH([.H42];[.$A$55:.$A$78]))"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MD</text:p>
          </table:table-cell>
          <table:table-cell office:value-type="string" calcext:value-type="string">
            <text:p>IO_MUX</text:p>
          </table:table-cell>
          <table:table-cell office:value-type="float" office:value="15" calcext:value-type="float">
            <text:p>15</text:p>
          </table:table-cell>
          <table:table-cell table:formula="of:=INDEX([.$D$55:.$D$78];MATCH([.H43];[.$A$55:.$A$78]))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D 1-bit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D_CLK</text:p>
          </table:table-cell>
          <table:table-cell office:value-type="string" calcext:value-type="string">
            <text:p>IO_MUX</text:p>
          </table:table-cell>
          <table:table-cell office:value-type="float" office:value="14" calcext:value-type="float">
            <text:p>14</text:p>
          </table:table-cell>
          <table:table-cell table:formula="of:=INDEX([.$D$55:.$D$78];MATCH([.H44];[.$A$55:.$A$78]))"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INDEX([.$D$55:.$D$78];MATCH([.H46];[.$A$55:.$A$78]))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32K_XP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INDEX([.$D$55:.$D$78];MATCH([.H47];[.$A$55:.$A$78]))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D’s</text:p>
          </table:table-cell>
          <table:table-cell office:value-type="string" calcext:value-type="string">
            <text:p>WS2812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LED_DIN</text:p>
          </table:table-cell>
          <table:table-cell/>
          <table:table-cell office:value-type="string" calcext:value-type="string">
            <text:p>GPIO</text:p>
          </table:table-cell>
          <table:table-cell office:value-type="float" office:value="22" calcext:value-type="float">
            <text:p>22</text:p>
          </table:table-cell>
          <table:table-cell table:formula="of:=INDEX([.$D$55:.$D$78];MATCH([.H49];[.$A$55:.$A$78]))" office:value-type="float" office:value="36" calcext:value-type="float">
            <text:p>36</text:p>
          </table:table-cell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 calcext:value-type="string">
            <text:p>ESP usable GPIOS</text:p>
          </table:table-cell>
          <table:table-cell table:style-name="ce7" office:value-type="string" calcext:value-type="string">
            <text:p>Input only</text:p>
          </table:table-cell>
          <table:table-cell table:style-name="ce7" office:value-type="string" calcext:value-type="string">
            <text:p>Used by</text:p>
          </table:table-cell>
          <table:table-cell table:style-name="ce7" office:value-type="string" calcext:value-type="string">
            <text:p>WROVER pin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DEX([.$E$2:.$E$51];MATCH([.A55];[.$H$2:.$H$50];0))" office:value-type="string" office:string-value="!DISP_RESET" calcext:value-type="string">
            <text:p>!DISP_RESET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INDEX([.$E$2:.$E$51];MATCH([.A56];[.$H$2:.$H$50];0))" office:value-type="string" office:string-value="TXD0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INDEX([.$E$2:.$E$51];MATCH([.A57];[.$H$2:.$H$50];0))" office:value-type="string" office:string-value="SD_DAT0" calcext:value-type="string">
            <text:p>SD_DAT0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INDEX([.$E$2:.$E$51];MATCH([.A58];[.$H$2:.$H$50];0))" office:value-type="string" office:string-value="RXD0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INDEX([.$E$2:.$E$51];MATCH([.A59];[.$H$2:.$H$50];0))" office:value-type="string" office:string-value="SDA" calcext:value-type="string">
            <text:p>SDA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INDEX([.$E$2:.$E$51];MATCH([.A60];[.$H$2:.$H$50];0))" office:value-type="string" office:string-value="SCL" calcext:value-type="string">
            <text:p>SCL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style-name="Default"/>
          <table:table-cell/>
          <table:table-cell table:style-name="ce12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INDEX([.$E$2:.$E$51];MATCH([.A61];[.$H$2:.$H$50];0))" office:value-type="string" office:string-value="I2S_WS" calcext:value-type="string">
            <text:p>I2S_WS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INDEX([.$E$2:.$E$51];MATCH([.A62];[.$H$2:.$H$50];0))" office:value-type="string" office:string-value="DISP_BUSY" calcext:value-type="string">
            <text:p>DISP_BUSY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INDEX([.$E$2:.$E$51];MATCH([.A63];[.$H$2:.$H$50];0))" office:value-type="string" office:string-value="SD_CLK" calcext:value-type="string">
            <text:p>SD_CLK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INDEX([.$E$2:.$E$51];MATCH([.A64];[.$H$2:.$H$50];0))" office:value-type="string" office:string-value="SD_CMD" calcext:value-type="string">
            <text:p>SD_CMD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INDEX([.$E$2:.$E$51];MATCH([.A65];[.$H$2:.$H$50];0))" office:value-type="string" office:string-value="SCK" calcext:value-type="string">
            <text:p>SCK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INDEX([.$E$2:.$E$51];MATCH([.A66];[.$H$2:.$H$50];0))" office:value-type="string" office:string-value="!DISP_CS" calcext:value-type="string">
            <text:p>!DISP_CS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INDEX([.$E$2:.$E$51];MATCH([.A67];[.$H$2:.$H$50];0))" office:value-type="string" office:string-value="!CC_CS" calcext:value-type="string">
            <text:p>!CC_CS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INDEX([.$E$2:.$E$51];MATCH([.A68];[.$H$2:.$H$50];0))" office:value-type="string" office:string-value="LED_DIN" calcext:value-type="string">
            <text:p>LED_DI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INDEX([.$E$2:.$E$51];MATCH([.A69];[.$H$2:.$H$50];0))" office:value-type="string" office:string-value="MOSI" calcext:value-type="string">
            <text:p>MOSI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INDEX([.$E$2:.$E$51];MATCH([.A70];[.$H$2:.$H$50];0))" office:value-type="string" office:string-value="I2S_SD" calcext:value-type="string">
            <text:p>I2S_S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INDEX([.$E$2:.$E$51];MATCH([.A71];[.$H$2:.$H$50];0))" office:value-type="string" office:string-value="I2S_SCK" calcext:value-type="string">
            <text:p>I2S_SCK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INDEX([.$E$2:.$E$51];MATCH([.A72];[.$H$2:.$H$50];0))" office:value-type="string" office:string-value="!DC" calcext:value-type="string">
            <text:p>!DC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INDEX([.$E$2:.$E$51];MATCH([.A73];[.$H$2:.$H$50];0))" office:value-type="string" office:string-value="32K_XP" calcext:value-type="string">
            <text:p>32K_XP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INDEX([.$E$2:.$E$51];MATCH([.A74];[.$H$2:.$H$50];0))" office:value-type="string" office:string-value="32K_XN" calcext:value-type="string">
            <text:p>32K_XN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formula="of:=INDEX([.$E$2:.$E$51];MATCH([.A75];[.$H$2:.$H$50];0))" office:value-type="string" office:string-value="CC_INT" calcext:value-type="string">
            <text:p>CC_IN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table:formula="of:=INDEX([.$E$2:.$E$51];MATCH([.A76];[.$H$2:.$H$50];0))" office:value-type="string" office:string-value="MISO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y</text:p>
          </table:table-cell>
          <table:table-cell table:formula="of:=INDEX([.$E$2:.$E$51];MATCH([.A77];[.$H$2:.$H$50];0))" office:value-type="string" office:string-value="IQ_INT" calcext:value-type="string">
            <text:p>IQ_INT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table:formula="of:=INDEX([.$E$2:.$E$51];MATCH([.A78];[.$H$2:.$H$50];0))" office:value-type="string" office:string-value="BTN_INT" calcext:value-type="string">
            <text:p>BTN_INT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15"/>
        </table:table-row>
      </table:table>
      <table:table table:name="PCA9555 IO map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1021" table:default-cell-style-name="Default"/>
        <table:table-row table:style-name="ro1">
          <table:table-cell table:style-name="ce7" office:value-type="string" calcext:value-type="string">
            <text:p>PCA9555</text:p>
          </table:table-cell>
          <table:table-cell table:style-name="ce7" office:value-type="string" calcext:value-type="string">
            <text:p>TR20 Signal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21"/>
        </table:table-row>
        <table:table-row table:style-name="ro1">
          <table:table-cell office:value-type="string" calcext:value-type="string">
            <text:p>P0_0</text:p>
          </table:table-cell>
          <table:table-cell office:value-type="string" calcext:value-type="string">
            <text:p>JOY_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1</text:p>
          </table:table-cell>
          <table:table-cell office:value-type="string" calcext:value-type="string">
            <text:p>JOY_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2</text:p>
          </table:table-cell>
          <table:table-cell office:value-type="string" calcext:value-type="string">
            <text:p>JOY_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3</text:p>
          </table:table-cell>
          <table:table-cell office:value-type="string" calcext:value-type="string">
            <text:p>JOY_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4</text:p>
          </table:table-cell>
          <table:table-cell office:value-type="string" calcext:value-type="string">
            <text:p>JOY_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0_5</text:p>
          </table:table-cell>
          <table:table-cell office:value-type="string" calcext:value-type="string">
            <text:p>BTN_A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6</text:p>
          </table:table-cell>
          <table:table-cell office:value-type="string" calcext:value-type="string">
            <text:p>BTN_B?</text:p>
          </table:table-cell>
          <table:table-cell office:value-type="string" calcext:value-type="string">
            <text:p>There may not be PCB space for buttons A and B because we need space for the CC1200 PCB antenn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0_7</text:p>
          </table:table-cell>
          <table:table-cell office:value-type="string" calcext:value-type="string">
            <text:p>BTN_STAR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1_0</text:p>
          </table:table-cell>
          <table:table-cell office:value-type="string" calcext:value-type="string">
            <text:p>CC_RESET</text:p>
          </table:table-cell>
          <table:table-cell office:value-type="string" calcext:value-type="string">
            <text:p>Hardware reset line for CC1200 is optional, since it supports reset over SPI, but this would be a bon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1</text:p>
          </table:table-cell>
          <table:table-cell office:value-type="string" calcext:value-type="string">
            <text:p>IQ_RESET</text:p>
          </table:table-cell>
          <table:table-cell office:value-type="string" calcext:value-type="string">
            <text:p>Hardware reset line for the IQS550 – maybe useful for getting into the bootloader, though a software command exis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2</text:p>
          </table:table-cell>
          <table:table-cell office:value-type="string" calcext:value-type="string">
            <text:p>SD_DETECT</text:p>
          </table:table-cell>
          <table:table-cell office:value-type="string" calcext:value-type="string">
            <text:p>Presence of SD c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3</text:p>
          </table:table-cell>
          <table:table-cell office:value-type="string" calcext:value-type="string">
            <text:p>ACCEL_INT</text:p>
          </table:table-cell>
          <table:table-cell office:value-type="string" calcext:value-type="string">
            <text:p>Accelerometer interrupt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_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1_7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'ESP32 IO map'.A55:'ESP32 IO map'.B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 style:data-style-name="N2" text:time-value="17:47:16.825818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3:46.751607976</meta:creation-date>
    <dc:date>2019-11-22T17:47:54.328482079</dc:date>
    <meta:editing-duration>P3DT4H37M43S</meta:editing-duration>
    <meta:editing-cycles>33</meta:editing-cycles>
    <meta:generator>LibreOffice/6.2.4.2.0$Linux_X86_64 LibreOffice_project/20$Build-2</meta:generator>
    <meta:document-statistic meta:table-count="2" meta:cell-count="384" meta:object-count="0"/>
  </office:meta>
</office:document-meta>
</file>